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loext:contextual-spacing="false" fo:widows="1" fo:text-indent="0in" style:auto-text-indent="false"/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SyndicObjectID":"ASC1081000051",<text:line-break/>"Published":"2012-02-20T11:26:05.947",<text:line-break/>"Updated":"2016-01-11T14:37:18",<text:line-break/>"SyndicObjectName":"LOCATION DE VELOS ELECTRIQUES",<text:line-break/>"SyndicStructureId":"e37af975-a9c8-4c49-b72d-7c486e93122a",<text:line-break/>"GmapLatitude":"47.6971825",<text:line-break/>"GmapLongitude":"-0.0693341",<text:line-break/>"ObjectTypeFix":"B44E7264-6B50-4516-956A-867D6384E42A",<text:line-break/>"ObjectTypeName":"Activit\u00e9s sportives / culturelles / s\u00e9jour itin\u00e9rant",<text:line-break/>"SyndicObjectOrder":"1",<text:line-break/>"ResaDirecte":"Office de Tourisme de la Vall\u00e9e du Loir||02 43 38 16 <text:a xlink:type="simple" xlink:href="mailto:60%7C%7Cinfo@vallee-du-loir.com" text:style-name="Internet_20_link" text:visited-style-name="Visited_20_Internet_20_Link">60||info@vallee-du-loir.com</text:a>",<text:line-break/>"VilleArrivee":null,<text:line-break/>"VisiteLanguesAudio":null,<text:line-break/>"CommMail":"<text:a xlink:type="simple" xlink:href="mailto:info@vallee-du-loir.com" text:style-name="Internet_20_link" text:visited-style-name="Visited_20_Internet_20_Link">info@vallee-du-loir.com</text:a>",<text:line-break/>"Commune":"LA FLECHE",<text:line-break/>"VisiteGroupeLibreEnPermanence":null,<text:line-break/>"Tarifs":"Tarif indiv. adulte||||||7 \u20ac 1h v\u00e9lo \u00e9lectrique\n12 \u20ac 1/2 journ\u00e9e v\u00e9lo \u00e9lectrique\n15 \u20ac journ\u00e9e v\u00e9lo \u00e9lectrique\n+ de 2 jours nous consulter",<text:line-break/>"Equipements":null,<text:line-break/>"SPVideosEmbed":null,<text:line-break/>"SPAccueilVeloIti":null,<text:line-break/>"VideosUrl":null,<text:line-break/>"Adresse2":"20 Bd de Montr\u00e9al",<text:line-break/>"VisiteDureeMoyenne":null,<text:line-break/>"VisiteGroupePedagogiqueEnPermanence":null,<text:line-break/>"AscCategoriePrestation":"Location de mat\u00e9riel",<text:line-break/>"OuvertureALAnnee":null,<text:line-break/>"AnimauxAcceptes":"non",<text:line-break/>"CommFax":null,<text:line-break/>"CommWeb":"<text:a xlink:type="simple" xlink:href="http://www.vallee-du-loir.com/" text:style-name="Internet_20_link" text:visited-style-name="Visited_20_Internet_20_Link">http://www.vallee-du-loir.com</text:a>",<text:line-break/>"NomOffre":"LOCATION DE VELOS ELECTRIQUES",<text:line-break/>"plateformeURL":null,<text:line-break/>"AnimauxInfo":null,<text:line-break/>"Labels":null,<text:line-break/>"Type":"Activit\u00e9s sportives",<text:line-break/>"VisiteGroupeGuideeSurDemande":null,<text:line-break/>"AscTypeIti":null,<text:line-break/>"CommMob":null,<text:line-break/>"LanguesParleesAccueil":"&lt;img alt=\"Anglais\" title=\"Anglais\" src=\"http://cdt72.media.tourinsoft.eu/upload/anglais.jpg\" /&gt;",<text:line-break/>"AscTypeSport":"V\u00e9lo \u00e9lectrique",<text:line-break/>"AscTypeCulture":null,<text:line-break/>"VisiteDureeMoyenneGroupe":null,<text:line-break/>"CodeInseeCommune":"72154",<text:line-break/>"ResaEnLigneOuiNon":null,<text:line-break/>"Cedex":null,<text:line-break/>"Adresse1":null,<text:line-break/>"VilleDepart":null,<text:line-break/>"VisiteLibreEnPermanence":null,<text:line-break/>"AscLieuxPratique":null,<text:line-break/>"SPEmplacement":null,<text:line-break/>"LabelTourismeHandicap":null,<text:line-break/>"AccueilGroupe":"oui",<text:line-break/>"TripAdWidget":null,<text:line-break/>"VisiteGuideeEnPermanence":null,<text:line-break/>"Adresse3":null,<text:line-break/><text:soft-page-break/>"Services":null,<text:line-break/>"CommTel":"02 43 38 16 60",<text:line-break/>"CodePostal":"72200",<text:line-break/>"ModePaiement":"&lt;img alt=\"Ch\u00e8ques bancaires et postaux\" title=\"Ch\u00e8ques bancaires et postaux\" src=\"http://cdt72.media.tourinsoft.eu/upload/cheque.png\" /&gt;",<text:line-break/>"Adresse1Suite":null,<text:line-break/>"TarifGratuit":"non",<text:line-break/>"ResaEnLigne":null,<text:line-break/>"VisiteGuideeSurDemande":null,<text:line-break/>"VisiteLanguesPanneaux":null,<text:line-break/>"Acces":null,<text:line-break/>"OuvertureGranule":"01/05/2015||30/06/2015||||||10:00||12:00||14:00||18:00||10:00||12:00||14:00||18:00||10:00||12:00||14:00||18:00||10:00||12:00||14:00||18:00||10:00||12:00||14:00||18:00||10:00||12:00||14:00||18:00||||||||##01/09/2015||30/09/2015||||||10:00||12:00||14:00||18:00||10:00||12:00||14:00||18:00||10:00||12:00||14:00||18:00||10:00||12:00||14:00||18:00||10:00||12:00||14:00||18:00||10:00||12:00||14:00||18:00||||||||##01/07/2015||31/08/2015||||||10:00||13:00||14:00||18:00||10:00||13:00||14:00||18:00||10:00||13:00||14:00||18:00||10:00||13:00||14:00||18:00||10:00||13:00||14:00||18:00||10:00||13:00||14:00||18:00||10:00||13:00||||",<text:line-break/>"VisiteLanguesParlees":null,<text:line-break/>"VisiteComplInfo":null,<text:line-break/>"Zone":"72-VALLEE-DU-LOIR 72-VALLEE-DU-LOIR-ARCHIVE",<text:line-break/>"SPAccessibilite":null,<text:line-break/>"VisiteGroupeGuideeEnPermanence":null,<text:line-break/>"TIS_TRACKING_OFFRE":"&lt;script type=\"text/javascript\"&gt;var _gaq=_gaq||[];(function(n){function r(n){var t=new RegExp(\"(?:; )?\"+n+\"=([^;]*);?\");return t.test(document.cookie)?decodeURIComponent(RegExp.$1):null}function i(){if(typeof jQuery==\"undefined\")t||(t=!0,document.write('&lt;script type=\"text/javascript\" src=\"http://code.jquery.com/jquery-latest.min.js\"&gt;&lt;\\/script&gt;&lt;script type=\"text/javascript\"&gt;jQuery.noConflict();&lt;\\/script&gt;')),setTimeout(i,50);else{var n=jQuery.fn.jquery.split(\".\"),r=parseInt(n[0],10)*1e3+(n.length&gt;1?parseInt(n[1],10):0);r&lt;1003&amp;&amp;alert(\"Veuillez mettre \u00e0 jour jQuery.\")}}var u=r(\"__utma\"),t;n.push([\"fs._setAccount\",\"UA-35615413-1\"]);n.push([\"fs._setCustomVar\",1,\"STRUCT\",\"4-16-\",3]);n.push([\"fs._setCustomVar\",2,\"SYND\",\"2-4-1281-\",3]);n.push([\"fs._setCustomVar\",3,\"OFFRE\",\"16-ASC1081000051-\",3]);n.push([\"fs._setCustomVar\",4,\"UTIL\",u,3]);n.push([\"fs._setDomainName\",\"tourinsoft.com\"]);n.push([\"fs._trackPageview\"]);t=!1;i()})(_gaq)&lt;/script&gt;&lt;script type=\"text/javascript\"&gt;(function(n){var t=function(){var t=n(this);_gaq.push([\"fs._trackEvent\",\"CLIC_OFFRE\",t.attr(\"data-type\"),t.attr(\"href\")])};n(function(){if(n.fn.on)n(document).on(\"click\",'a[data-type=\"FICHIER\"],a[data-type=\"MAILTO\"],a[data-type=\"URL\"],a[data-type=\"TEL\"],a[data-type=\"TRACE\"]',t);else n.fn.live?n('a[data-type=\"FICHIER\"],a[data-type=\"MAILTO\"],a[data-type=\"URL\"],a[data-type=\"TEL\"],a[data-type=\"TRACE\"]').live(\"click\",t):n.fn.click&amp;&amp;n('a[data-type=\"FICHIER\"],a[data-type=\"MAILTO\"],a[data-type=\"URL\"],a[data-type=\"TEL\"],a[data-type=\"TRACE\"]').click(t)})})(jQuery)&lt;/script&gt;"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3:26:23.050869273</meta:creation-date>
    <meta:generator>LibreOffice/5.0.2.2$Linux_X86_64 LibreOffice_project/00m0$Build-2</meta:generator>
    <dc:date>2016-01-23T13:30:37.565853273</dc:date>
    <meta:editing-duration>PT4M14S</meta:editing-duration>
    <meta:editing-cycles>1</meta:editing-cycles>
    <meta:document-statistic meta:table-count="0" meta:image-count="0" meta:object-count="0" meta:page-count="2" meta:paragraph-count="1" meta:word-count="163" meta:character-count="4864" meta:non-whitespace-character-count="4702"/>
  </office:meta>
</office:document-meta>
</file>